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Bảng1" style:family="table">
      <style:table-properties style:width="9.2569in" table:align="left" style:writing-mode="lr-tb"/>
    </style:style>
    <style:style style:name="Bảng1.A" style:family="table-column">
      <style:table-column-properties style:column-width="1.725in"/>
    </style:style>
    <style:style style:name="Bảng1.B" style:family="table-column">
      <style:table-column-properties style:column-width="2.775in"/>
    </style:style>
    <style:style style:name="Bảng1.C" style:family="table-column">
      <style:table-column-properties style:column-width="2.5in"/>
    </style:style>
    <style:style style:name="Bảng1.D" style:family="table-column">
      <style:table-column-properties style:column-width="2.2569in"/>
    </style:style>
    <style:style style:name="Bảng1.1" style:family="table-row">
      <style:table-row-properties style:keep-together="true" fo:keep-together="auto"/>
    </style:style>
    <style:style style:name="Bảng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Bảng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Bảng1.10" style:family="table-row">
      <style:table-row-properties style:min-row-height="0.059in" style:keep-together="true" fo:keep-together="auto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font-size="13pt" fo:font-weight="bold" style:font-size-asian="13pt" style:font-weight-asian="bold"/>
    </style:style>
    <style:style style:name="P3" style:family="paragraph" style:parent-style-name="Standard">
      <style:paragraph-properties style:snap-to-layout-grid="false"/>
      <style:text-properties fo:font-size="13pt" fo:font-weight="bold" style:font-size-asian="13pt" style:font-weight-asian="bold"/>
    </style:style>
    <style:style style:name="P4" style:family="paragraph" style:parent-style-name="Standard">
      <style:text-properties fo:font-size="10pt" style:font-size-asian="10pt"/>
    </style:style>
    <style:style style:name="P5" style:family="paragraph" style:parent-style-name="Standard">
      <style:text-properties fo:font-size="10pt" fo:font-weight="bold" style:font-size-asian="10pt" style:font-weight-asian="bold"/>
    </style:style>
    <style:style style:name="P6" style:family="paragraph" style:parent-style-name="Standard">
      <style:text-properties fo:background-color="#ffff00"/>
    </style:style>
    <style:style style:name="P7" style:family="paragraph" style:parent-style-name="Standard">
      <style:paragraph-properties style:snap-to-layout-grid="false"/>
      <style:text-properties fo:background-color="#ffff00"/>
    </style:style>
    <style:style style:name="P8" style:family="paragraph" style:parent-style-name="Standard">
      <style:paragraph-properties fo:margin-left="0.25in" fo:margin-right="0in" fo:text-indent="0in" style:auto-text-indent="false"/>
      <style:text-properties fo:font-size="15pt" fo:font-weight="bold" style:font-size-asian="15pt" style:font-weight-asian="bold"/>
    </style:style>
    <style:style style:name="P9" style:family="paragraph" style:parent-style-name="Standard">
      <style:paragraph-properties fo:margin-left="1in" fo:margin-right="0in" fo:text-indent="0in" style:auto-text-indent="false"/>
    </style:style>
    <style:style style:name="P10" style:family="paragraph" style:parent-style-name="Standard">
      <style:paragraph-properties fo:margin-left="0.75in" fo:margin-right="0in" fo:text-indent="0in" style:auto-text-indent="false"/>
      <style:text-properties fo:font-size="10pt" fo:font-weight="bold" style:font-size-asian="10pt" style:font-weight-asian="bold"/>
    </style:style>
    <style:style style:name="P11" style:family="paragraph" style:parent-style-name="Standard" style:master-page-name="Standard">
      <style:paragraph-properties style:page-number="auto"/>
      <style:text-properties fo:font-size="15pt" fo:font-weight="bold" style:font-size-asian="15pt" style:font-weight-asian="bold"/>
    </style:style>
    <style:style style:name="T1" style:family="text">
      <style:text-properties fo:font-size="13pt" fo:font-weight="bold" style:font-size-asian="13pt" style:font-weight-asian="bold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none" fo:background-color="#ffff00"/>
    </style:style>
    <style:style style:name="T4" style:family="text">
      <style:text-properties fo:background-color="#ffff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ấu trúc nội dung phần trình bày </text:p>
      <text:p text:style-name="P8"/>
      <table:table table:name="Bảng1" table:style-name="Bảng1">
        <table:table-column table:style-name="Bảng1.A"/>
        <table:table-column table:style-name="Bảng1.B"/>
        <table:table-column table:style-name="Bảng1.C"/>
        <table:table-column table:style-name="Bảng1.D"/>
        <table:table-row table:style-name="Bảng1.1">
          <table:table-cell table:style-name="Bảng1.A1" office:value-type="string">
            <text:p text:style-name="P1">Mục</text:p>
          </table:table-cell>
          <table:table-cell table:style-name="Bảng1.A1" office:value-type="string">
            <text:p text:style-name="P1">Phần giữa</text:p>
          </table:table-cell>
          <table:table-cell table:style-name="Bảng1.A1" office:value-type="string">
            <text:p text:style-name="P1">Tin nhanh menu phải</text:p>
          </table:table-cell>
          <table:table-cell table:style-name="Bảng1.D1" office:value-type="string">
            <text:p text:style-name="P1">Mục cụ thể menu phải</text:p>
          </table:table-cell>
        </table:table-row>
        <table:table-row table:style-name="Bảng1.1">
          <table:table-cell table:style-name="Bảng1.A1" office:value-type="string">
            <text:p text:style-name="P1">Chi bộ đảng</text:p>
          </table:table-cell>
          <table:table-cell table:style-name="Bảng1.A1" office:value-type="string">
            <text:p text:style-name="P7">Ban giám hiệu, </text:p>
            <text:p text:style-name="P6">Đoàn thể</text:p>
            <text:p text:style-name="Standard"><text:a xlink:type="simple" xlink:href="http://c3coloa.edu.vn/index.php/vi/hoc-vu-giao-vu"><text:span text:style-name="Internet_20_link"><text:span text:style-name="T3">Học Sinh – Phụ huynh</text:span></text:span></text:a></text:p>
            <text:p text:style-name="P6"/>
          </table:table-cell>
          <table:table-cell table:style-name="Bảng1.A1" office:value-type="string">
            <text:p text:style-name="P7">Thi Đua – Khen Thưởng – SKKN</text:p>
            <text:p text:style-name="Standard"><text:a xlink:type="simple" xlink:href="http://c3coloa.edu.vn/index.php/vi/hoc-vu-giao-vu"><text:span text:style-name="Internet_20_link"><text:span text:style-name="T3">Học Sinh – Phụ huynh</text:span></text:span></text:a></text:p>
            <text:p text:style-name="P6">Tổ chuyên môn</text:p>
          </table:table-cell>
          <table:table-cell table:style-name="Bảng1.D1" office:value-type="string">
            <text:p text:style-name="P7">Thông báo-Kế hoạch, </text:p>
            <text:p text:style-name="P6"/>
          </table:table-cell>
        </table:table-row>
        <table:table-row table:style-name="Bảng1.1">
          <table:table-cell table:style-name="Bảng1.A1" office:value-type="string">
            <text:p text:style-name="P1">Ban giám hiệu</text:p>
          </table:table-cell>
          <table:table-cell table:style-name="Bảng1.A1" office:value-type="string">
            <text:p text:style-name="P1"><text:a xlink:type="simple" xlink:href="http://c3coloa.edu.vn/index.php/vi/hoc-vu-giao-vu"><text:span text:style-name="Internet_20_link"><text:span text:style-name="T3">Học Sinh – Phụ huynh</text:span></text:span></text:a></text:p>
            <text:p text:style-name="Standard"><text:span text:style-name="T4">Tổ chuyên môn</text:span></text:p>
            <text:p text:style-name="P6">Chi bộ đảng</text:p>
          </table:table-cell>
          <table:table-cell table:style-name="Bảng1.A1" office:value-type="string">
            <text:p text:style-name="P7">Chi bộ đảng và Lịch sử trường</text:p>
            <text:p text:style-name="P6">Thi Đua – Khen Thưởng – SKKN</text:p>
            <text:p text:style-name="P6">Đoàn thể </text:p>
          </table:table-cell>
          <table:table-cell table:style-name="Bảng1.D1" office:value-type="string">
            <text:p text:style-name="P7">Thông báo-Kế hoạch, </text:p>
            <text:p text:style-name="P6"/>
          </table:table-cell>
        </table:table-row>
        <table:table-row table:style-name="Bảng1.1">
          <table:table-cell table:style-name="Bảng1.A1" office:value-type="string">
            <text:p text:style-name="P1">Thông báo-Kế hoạch</text:p>
          </table:table-cell>
          <table:table-cell table:style-name="Bảng1.A1" office:value-type="string">
            <text:p text:style-name="P7">Ban Giám hiệu,</text:p>
            <text:p text:style-name="P6">Chi bộ đảng </text:p>
            <text:p text:style-name="P6">Giới thiệu</text:p>
            <text:p text:style-name="P6"/>
          </table:table-cell>
          <table:table-cell table:style-name="Bảng1.A1" office:value-type="string">
            <text:p text:style-name="P7">Đoàn thể</text:p>
            <text:p text:style-name="P6">Tổ chuyên môn</text:p>
            <text:p text:style-name="P6">Thi Đua – Khen Thưởng – SKKN</text:p>
            <text:p text:style-name="P6"/>
          </table:table-cell>
          <table:table-cell table:style-name="Bảng1.D1" office:value-type="string">
            <text:p text:style-name="P1"><text:a xlink:type="simple" xlink:href="http://c3coloa.edu.vn/index.php/vi/hoc-vu-giao-vu"><text:span text:style-name="Internet_20_link"><text:span text:style-name="T2">Lãnh</text:span></text:span></text:a> đạo trường</text:p>
          </table:table-cell>
        </table:table-row>
        <table:table-row table:style-name="Bảng1.1">
          <table:table-cell table:style-name="Bảng1.A1" office:value-type="string">
            <text:p text:style-name="P1">Đoàn thể</text:p>
          </table:table-cell>
          <table:table-cell table:style-name="Bảng1.A1" office:value-type="string">
            <text:p text:style-name="P1"><text:a xlink:type="simple" xlink:href="http://c3coloa.edu.vn/index.php/vi/hoc-vu-giao-vu"><text:span text:style-name="Internet_20_link"><text:span text:style-name="T3">Học Sinh – Phụ huynh</text:span></text:span></text:a></text:p>
            <text:p text:style-name="P6">Giới thiệu</text:p>
            <text:p text:style-name="P6">Chi bộ đảng </text:p>
            <text:p text:style-name="P6"/>
          </table:table-cell>
          <table:table-cell table:style-name="Bảng1.A1" office:value-type="string">
            <text:p text:style-name="P7">Ban Giám hiệu, Thông báo-Kế hoạch, </text:p>
            <text:p text:style-name="P6">Tổ chuyên môn</text:p>
            <text:p text:style-name="P6"/>
          </table:table-cell>
          <table:table-cell table:style-name="Bảng1.D1" office:value-type="string">
            <text:p text:style-name="P7">Thi Đua – Khen Thưởng – SKKN</text:p>
            <text:p text:style-name="P6"/>
          </table:table-cell>
        </table:table-row>
        <table:table-row table:style-name="Bảng1.1">
          <table:table-cell table:style-name="Bảng1.A1" office:value-type="string">
            <text:p text:style-name="P1">Tổ chuyên môn</text:p>
          </table:table-cell>
          <table:table-cell table:style-name="Bảng1.A1" office:value-type="string">
            <text:p text:style-name="P7">Tổ chuyên môn</text:p>
            <text:p text:style-name="P6">Thi Đua – Khen Thưởng – SKKN</text:p>
            <text:p text:style-name="P6">Chi bộ đảng </text:p>
            <text:p text:style-name="P6">Ban giám hiệu, </text:p>
            <text:p text:style-name="P6"/>
          </table:table-cell>
          <table:table-cell table:style-name="Bảng1.A1" office:value-type="string">
            <text:p text:style-name="P1"><text:a xlink:type="simple" xlink:href="http://c3coloa.edu.vn/index.php/vi/hoc-vu-giao-vu"><text:span text:style-name="Internet_20_link"><text:span text:style-name="T3">Học Sinh – Phụ huynh</text:span></text:span></text:a></text:p>
            <text:p text:style-name="P6">Thông báo-Kế hoạch, </text:p>
            <text:p text:style-name="P6">Giới thiệu</text:p>
            <text:p text:style-name="P6"/>
            <text:p text:style-name="P6"/>
          </table:table-cell>
          <table:table-cell table:style-name="Bảng1.D1" office:value-type="string">
            <text:p text:style-name="P7">Đoàn thể</text:p>
          </table:table-cell>
        </table:table-row>
        <table:table-row table:style-name="Bảng1.1">
          <table:table-cell table:style-name="Bảng1.A1" office:value-type="string">
            <text:p text:style-name="P1"><text:a xlink:type="simple" xlink:href="http://c3coloa.edu.vn/index.php/vi/hoc-vu-giao-vu"><text:span text:style-name="Internet_20_link"><text:span text:style-name="T2">Học Sinh – Phụ huynh</text:span></text:span></text:a></text:p>
          </table:table-cell>
          <table:table-cell table:style-name="Bảng1.A1" office:value-type="string">
            <text:p text:style-name="P7">Giới thiệu</text:p>
            <text:p text:style-name="P6">Chi bộ đảng </text:p>
            <text:p text:style-name="P6">Đoàn thể </text:p>
          </table:table-cell>
          <table:table-cell table:style-name="Bảng1.A1" office:value-type="string">
            <text:p text:style-name="P7">Ban Giám hiệu, </text:p>
            <text:p text:style-name="P6">Thi Đua – Khen Thưởng – SKKN</text:p>
            <text:p text:style-name="Standard"><text:a xlink:type="simple" xlink:href="http://c3coloa.edu.vn/index.php/vi/hoc-vu-giao-vu"><text:span text:style-name="Internet_20_link"><text:span text:style-name="T3">Học Sinh – Phụ huynh</text:span></text:span></text:a></text:p>
            <text:p text:style-name="P6"/>
          </table:table-cell>
          <table:table-cell table:style-name="Bảng1.D1" office:value-type="string">
            <text:p text:style-name="P7">Tổ chuyên môn</text:p>
            <text:p text:style-name="P6"/>
          </table:table-cell>
        </table:table-row>
        <table:table-row table:style-name="Bảng1.1">
          <table:table-cell table:style-name="Bảng1.A1" office:value-type="string">
            <text:p text:style-name="P1">Thi Đua – Khen Thưởng – SKKN</text:p>
            <text:p text:style-name="Standard"/>
          </table:table-cell>
          <table:table-cell table:style-name="Bảng1.A1" office:value-type="string">
            <text:p text:style-name="P7">Ban Giám hiệu, </text:p>
            <text:p text:style-name="P6">Chi bộ đảng và <text:s/></text:p>
            <text:p text:style-name="P6">Thông báo-Kế hoạch, </text:p>
            <text:p text:style-name="P6"/>
          </table:table-cell>
          <table:table-cell table:style-name="Bảng1.A1" office:value-type="string">
            <text:p text:style-name="P7">Tổ chuyên môn</text:p>
            <text:p text:style-name="P6">Giới thiệu</text:p>
            <text:p text:style-name="P6">Đoàn thể </text:p>
          </table:table-cell>
          <table:table-cell table:style-name="Bảng1.D1" office:value-type="string">
            <text:p text:style-name="P1"><text:a xlink:type="simple" xlink:href="http://c3coloa.edu.vn/index.php/vi/hoc-vu-giao-vu"><text:span text:style-name="Internet_20_link"><text:span text:style-name="T3">Học Sinh – Phụ huynh</text:span></text:span></text:a></text:p>
            <text:p text:style-name="P6"/>
          </table:table-cell>
        </table:table-row>
        <table:table-row table:style-name="Bảng1.1">
          <table:table-cell table:style-name="Bảng1.A1" office:value-type="string">
            <text:p text:style-name="P1">Dữ liệu chung</text:p>
          </table:table-cell>
          <table:table-cell table:style-name="Bảng1.D1" table:number-rows-spanned="2" table:number-columns-spanned="3" office:value-type="string">
            <text:p text:style-name="P1">Như trang nhất ở menu phải</text:p>
          </table:table-cell>
          <table:covered-table-cell/>
          <table:covered-table-cell/>
        </table:table-row>
        <table:table-row table:style-name="Bảng1.10">
          <table:table-cell table:style-name="Bảng1.A1" office:value-type="string">
            <text:p text:style-name="P1">Thư viên ảnh</text:p>
          </table:table-cell>
          <table:covered-table-cell/>
          <table:covered-table-cell/>
          <table:covered-table-cell/>
        </table:table-row>
        <table:table-row table:style-name="Bảng1.1">
          <table:table-cell table:style-name="Bảng1.A1" office:value-type="string">
            <text:p text:style-name="P3"/>
          </table:table-cell>
          <table:table-cell table:style-name="Bảng1.A1" office:value-type="string">
            <text:p text:style-name="P1"/>
          </table:table-cell>
          <table:table-cell table:style-name="Bảng1.A1" office:value-type="string">
            <text:p text:style-name="P1"/>
          </table:table-cell>
          <table:table-cell table:style-name="Bảng1.D1" office:value-type="string">
            <text:p text:style-name="P1"/>
          </table:table-cell>
        </table:table-row>
        <table:table-row table:style-name="Bảng1.1">
          <table:table-cell table:style-name="Bảng1.A1" office:value-type="string">
            <text:p text:style-name="P3"/>
          </table:table-cell>
          <table:table-cell table:style-name="Bảng1.A1" office:value-type="string">
            <text:p text:style-name="P1"/>
          </table:table-cell>
          <table:table-cell table:style-name="Bảng1.A1" office:value-type="string">
            <text:p text:style-name="P1"/>
          </table:table-cell>
          <table:table-cell table:style-name="Bảng1.D1" office:value-type="string">
            <text:p text:style-name="P1"/>
          </table:table-cell>
        </table:table-row>
      </table:table>
      <text:p text:style-name="P2"/>
      <text:p text:style-name="P9"/>
      <text:p text:style-name="P10"/>
      <text:p text:style-name="P4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vi" fo:country="V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vi" fo:country="VN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/>
      <style:text-properties fo:font-size="24pt" fo:font-weight="bold" style:letter-kerning="true" style:font-size-asian="24pt" style:font-weight-asian="bold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size="8pt" style:font-size-asian="8pt" style:font-size-complex="8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Default_20_Paragraph_20_Font" style:display-name="Default Paragraph Font" style:family="tex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8752in" fo:margin-right="0.3744in" style:writing-mode="lr-tb" style:layout-grid-color="#c0c0c0" style:layout-grid-lines="3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ấu trúc nội dung phần trình bày ở giữa như sau:</dc:title>
    <meta:initial-creator>Administrator</meta:initial-creator>
    <meta:creation-date>2011-11-14T17:25:00</meta:creation-date>
    <dc:creator>Thái Nguyễn Phương</dc:creator>
    <dc:date>2011-11-14T23:49:34</dc:date>
    <meta:editing-cycles>4</meta:editing-cycles>
    <meta:editing-duration>P2171DT12H13M49S</meta:editing-duration>
    <meta:generator>OpenOffice.org/3.3$Linux OpenOffice.org_project/330m20$Build-9567</meta:generator>
    <meta:document-statistic meta:table-count="1" meta:image-count="0" meta:object-count="0" meta:page-count="2" meta:paragraph-count="64" meta:word-count="239" meta:character-count="1054"/>
  </office:meta>
</office:document-meta>
</file>